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meta.xml" manifest:media-type="text/xml"/>
  <manifest:file-entry manifest:full-path="Object 5/content.xml" manifest:media-type="text/xml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content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2" style:family="graphic">
      <style:graphic-properties style:protect="size" loext:decorative="false"/>
    </style:style>
    <style:style style:name="pr1" style:family="presentation" style:parent-style-name="Default-outline1">
      <style:graphic-properties fo:min-height="16.25cm" loext:decorative="false"/>
      <style:paragraph-properties style:writing-mode="lr-tb"/>
    </style:style>
    <style:style style:name="pr2" style:family="presentation" style:parent-style-name="Default-outline1">
      <style:graphic-properties fo:min-height="16.25cm" fo:min-width="25.5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false" fo:min-height="13.364cm" loext:decorative="false"/>
      <style:paragraph-properties style:writing-mode="lr-tb"/>
    </style:style>
    <style:style style:name="pr4" style:family="presentation" style:parent-style-name="Default-title">
      <style:graphic-properties fo:min-height="2cm" loext:decorative="false"/>
      <style:paragraph-properties style:writing-mode="lr-tb"/>
    </style:style>
    <style:style style:name="pr5" style:family="presentation" style:parent-style-name="Default-notes">
      <style:graphic-properties draw:fill-color="#ffffff" draw:auto-grow-height="false" fo:min-height="13.365cm" loext:decorative="false"/>
      <style:paragraph-properties style:writing-mode="lr-tb"/>
    </style:style>
    <style:style style:name="pr6" style:family="presentation" style:parent-style-name="Default-outline1">
      <style:graphic-properties draw:textarea-horizontal-align="left" fo:min-height="16.25cm" loext:decorative="false"/>
      <style:paragraph-properties style:writing-mode="lr-tb"/>
    </style:style>
    <style:style style:name="P1" style:family="paragraph">
      <style:paragraph-properties fo:margin-top="1.5cm" fo:margin-bottom="0cm" fo:line-height="115%"/>
    </style:style>
    <style:style style:name="P2" style:family="paragraph">
      <style:paragraph-properties fo:margin-top="2.5cm" fo:margin-bottom="0cm" fo:line-height="115%"/>
    </style:style>
    <style:style style:name="P3" style:family="paragraph">
      <style:paragraph-properties fo:margin-left="0cm" fo:margin-right="0cm" fo:margin-top="2cm" fo:margin-bottom="0cm" fo:line-height="115%" fo:text-indent="0cm" loext:tab-stop-distance="0cm">
        <style:tab-stops/>
      </style:paragraph-properties>
      <style:text-properties fo:hyphenate="false" loext:hyphenation-no-caps="false"/>
    </style:style>
    <style:style style:name="P4" style:family="paragraph">
      <style:paragraph-properties fo:margin-top="1.5cm" fo:margin-bottom="0cm" fo:line-height="115%"/>
      <style:text-properties fo:color="#004f9e" loext:opacity="100%" fo:language="pt" fo:country="BR"/>
    </style:style>
    <style:style style:name="P5" style:family="paragraph">
      <style:paragraph-properties fo:line-height="115%" fo:text-align="end"/>
    </style:style>
    <style:style style:name="P6" style:family="paragraph">
      <style:paragraph-properties fo:line-height="115%" fo:text-align="end"/>
      <style:text-properties fo:color="#333333" loext:opacity="100%" fo:font-size="20pt" fo:language="pt" fo:country="BR" style:font-size-asian="20pt" style:font-size-complex="20pt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  <style:text-properties fo:language="pt" fo:country="BR"/>
    </style:style>
    <style:style style:name="P9" style:family="paragraph">
      <loext:graphic-properties draw:fill-color="#ffffff"/>
    </style:style>
    <style:style style:name="P10" style:family="paragraph">
      <style:paragraph-properties fo:text-align="start"/>
    </style:style>
    <style:style style:name="T1" style:family="text">
      <style:text-properties fo:color="#004f9e" loext:opacity="100%" fo:language="pt" fo:country="BR"/>
    </style:style>
    <style:style style:name="T2" style:family="text">
      <style:text-properties fo:color="#004f9e" loext:opacity="100%" fo:font-size="44pt" fo:language="pt" fo:country="BR" style:font-size-asian="44pt" style:font-size-complex="44pt"/>
    </style:style>
    <style:style style:name="T3" style:family="text">
      <style:text-properties fo:font-variant="normal" fo:text-transform="none" fo:color="#004f9e" loext:opacity="100%" style:text-outline="false" style:text-line-through-style="none" style:text-line-through-type="none" style:font-name="DejaVu Sans" fo:font-size="22pt" fo:language="pt" fo:country="BR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Noto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4f9e" loext:opacity="100%" fo:font-size="20pt" fo:language="pt" fo:country="BR" style:font-size-asian="20pt" style:font-size-complex="20pt"/>
    </style:style>
    <style:style style:name="T5" style:family="text">
      <style:text-properties fo:color="#333333" loext:opacity="100%" fo:font-size="20pt" fo:language="pt" fo:country="BR" style:font-size-asian="20pt" style:font-size-complex="20pt"/>
    </style:style>
    <style:style style:name="T6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4" draw:layer="layout" svg:width="26.5cm" svg:height="18.1cm" svg:x="1cm" svg:y="2.4cm" presentation:class="outline" presentation:user-transformed="true">
          <draw:text-box>
            <text:p text:style-name="P1"><text:span text:style-name="T1">Sistemas Operacionais</text:span></text:p>
            <text:p text:style-name="P2"><text:span text:style-name="T2">Swapping: troca de processos</text:span></text:p>
            <text:p text:style-name="P3"><text:span text:style-name="T3">Eduardo Furlan Miranda</text:span><text:span text:style-name="T3"><text:line-break/></text:span><text:span text:style-name="T4">2025-05-03</text:span></text:p>
          </draw:text-box>
        </draw:frame>
        <draw:frame presentation:style-name="pr2" draw:text-style-name="P6" draw:layer="layout" svg:width="21.208cm" svg:height="3cm" svg:x="5.292cm" svg:y="17.5cm" presentation:class="outline" presentation:user-transformed="true">
          <draw:text-box>
            <text:p text:style-name="P5"><text:span text:style-name="T5">Baseado em: BARBOSA, C. da S. Sistemas Operacionais. Londrina: EDE SA, 2018. ISBN 978-85-522-1177-8.</text:span></text:p>
            <text:p text:style-name="P5"><text:span text:style-name="T5"/></text:p>
          </draw:text-box>
        </draw:frame>
        <draw:frame draw:style-name="gr1" draw:text-style-name="P7" draw:layer="layout" svg:width="0.2cm" svg:height="0.495cm" svg:x="13.041cm" svg:y="10.01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" draw:text-style-name="P7" draw:layer="layout" svg:width="3.527cm" svg:height="0.496cm" svg:x="12.262cm" svg:y="9.65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" draw:text-style-name="P7" draw:layer="layout" svg:width="3.527cm" svg:height="1.763cm" svg:x="12.198cm" svg:y="9.605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" draw:text-style-name="P7" draw:layer="layout" svg:width="0.2cm" svg:height="0.495cm" svg:x="13.042cm" svg:y="10.014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layer="layout" svg:width="24.5cm" svg:height="2cm" svg:x="1cm" svg:y="0.5cm" presentation:class="title">
          <draw:text-box>
            <text:p>O Cenário de RAM Insuficiente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Em sistemas com memória RAM insuficiente para conter todos os processos ativos</text:p>
              </text:list-item>
              <text:list-item>
                <text:p>É necessário que processos permaneçam em disco</text:p>
              </text:list-item>
              <text:list-item>
                <text:p>Processos são trazidos dinamicamente para a memória</text:p>
              </text:list-item>
              <text:list-item>
                <text:p>Execução somente quando necessário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4" draw:layer="layout" svg:width="24.5cm" svg:height="2cm" svg:x="1cm" svg:y="0.5cm" presentation:class="title" presentation:user-transformed="true">
          <draw:text-box>
            <text:p>Métodos para Gerenciamento de Memória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Troca de Processos (Swapping)</text:p>
              </text:list-item>
              <text:list-item>
                <text:p>Memória Principal (Paginação)</text:p>
                <text:list>
                  <text:list-item>
                    <text:p>Estudaremos na Seção 4.3.</text:p>
                  </text:list-item>
                  <text:list-item>
                    <text:p>A paginação divide a memória em partições para execução eficiente</text:p>
                  </text:list-item>
                </text:list>
              </text:list-item>
              <text:list-item>
                <text:p>Ambos lidam com a situação de memória principal insuficiente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4" draw:layer="layout" svg:width="24.5cm" svg:height="2cm" svg:x="1cm" svg:y="0.5cm" presentation:class="title">
          <draw:text-box>
            <text:p>Swapping: Conceito Básico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O Swapping é a <text:span text:style-name="T6">troca de processos</text:span></text:p>
              </text:list-item>
              <text:list-item>
                <text:p>Realizado quando não há memória principal suficiente</text:p>
              </text:list-item>
              <text:list-item>
                <text:p>Um programa é totalmente carregado na memória principal</text:p>
              </text:list-item>
              <text:list-item>
                <text:p>Os demais programas aguardam em disco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4" draw:layer="layout" svg:width="24.5cm" svg:height="2cm" svg:x="1cm" svg:y="0.5cm" presentation:class="title" presentation:user-transformed="true">
          <draw:text-box>
            <text:p>Como o Swapping Funciona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O gerenciador de memória seleciona um processo inteiro</text:p>
              </text:list-item>
              <text:list-item>
                <text:p>O processo é carregado para a memória</text:p>
              </text:list-item>
              <text:list-item>
                <text:p>É executado por um tempo determinado</text:p>
              </text:list-item>
              <text:list-item>
                <text:p>Assim que o tempo finaliza, o processo retorna para o disco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4" draw:layer="layout" svg:width="24.5cm" svg:height="2cm" svg:x="1cm" svg:y="0.5cm" presentation:class="title" presentation:user-transformed="true">
          <draw:text-box>
            <text:p>Exemplo Prático de Swapping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Imagine usar navegador e editor de texto</text:p>
              </text:list-item>
              <text:list-item>
                <text:p>Com muitos programas abertos, trocar entre eles causa lentidão</text:p>
              </text:list-item>
              <text:list-item>
                <text:p>Navegador (em execução) é levado para o disco</text:p>
              </text:list-item>
              <text:list-item>
                <text:p>Editor de texto (no disco) é trazido para a memória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4" draw:layer="layout" svg:width="24.5cm" svg:height="2cm" svg:x="1cm" svg:y="0.5cm" presentation:class="title">
          <draw:text-box>
            <text:p>Vantagens do Swapping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Permite maior compartilhamento da memória principal</text:p>
              </text:list-item>
              <text:list-item>
                <text:p>Melhora a utilização dos recursos do sistema computacional</text:p>
              </text:list-item>
              <text:list-item>
                <text:p>Evita que os programas travem quando a RAM é insuficiente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4" draw:layer="layout" svg:width="24.5cm" svg:height="2cm" svg:x="1cm" svg:y="0.5cm" presentation:class="title">
          <draw:text-box>
            <text:p>Desvantagens do Swapping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Aumenta o custo operacional de entrada/saída (I/O)</text:p>
              </text:list-item>
              <text:list-item>
                <text:p>Com pouca RAM, o sistema pode dedicar-se ao swapping</text:p>
                <text:list>
                  <text:list-item>
                    <text:p>Deixa de realizar tarefas mais críticas</text:p>
                  </text:list-item>
                  <text:list-item>
                    <text:p>Torna-se ineficiente</text:p>
                  </text:list-item>
                </text:list>
              </text:list-item>
              <text:list-item>
                <text:p>É um método lento</text:p>
                <text:list>
                  <text:list-item>
                    <text:p>O HD é muito mais lento que a memória RAM</text:p>
                  </text:list-item>
                </text:list>
              </text:list-item>
              <text:list-item>
                <text:p>Não deve ser usado como solução para falta de memória RAM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4" draw:layer="layout" svg:width="24.5cm" svg:height="2cm" svg:x="1cm" svg:y="0.5cm" presentation:class="title">
          <draw:text-box>
            <text:p>Área de Troca (Swap Space)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Utiliza uma partição do HD como área de troca</text:p>
              </text:list-item>
              <text:list-item>
                <text:p>O sistema pode armazenar áreas de memória que não estão sendo usadas</text:p>
              </text:list-item>
              <text:list-item>
                <text:p>No Windows, é um arquivo chamado PAGEFILE.SYS</text:p>
              </text:list-item>
              <text:list-item>
                <text:p>No Linux, é uma partição específica ou um arquivo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4" draw:layer="layout" svg:width="24.5cm" svg:height="2cm" svg:x="1cm" svg:y="0.5cm" presentation:class="title">
          <draw:text-box>
            <text:p>Impacto do Swap no Desempenho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Quanto mais o swap é utilizado, mais lento o computador fica</text:p>
              </text:list-item>
              <text:list-item>
                <text:p>O processador precisa procurar informações no disco (lento)</text:p>
              </text:list-item>
              <text:list-item>
                <text:p>A memória RAM auxilia o processador com dados frequentes</text:p>
              </text:list-item>
              <text:list-item>
                <text:p>Aumentar a memória RAM permite que mais processos executem diretamente nela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4" draw:layer="layout" svg:width="24.5cm" svg:height="2cm" svg:x="1cm" svg:y="0.5cm" presentation:class="title">
          <draw:text-box>
            <text:p>Multiprogramação com Partições Variáveis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Esquema conhecido como alocação particionada dinâmica</text:p>
              </text:list-item>
              <text:list-item>
                <text:p>Ajusta dinamicamente o tamanho das partições</text:p>
              </text:list-item>
              <text:list-item>
                <text:p>Cada processo utiliza apenas o espaço necessário</text:p>
                <text:list>
                  <text:list-item>
                    <text:p><text:s text:c="4"/>Não acontece a fragmentação interna</text:p>
                  </text:list-item>
                </text:list>
              </text:list-item>
              <text:list-item>
                <text:p>Pode ocorrer a fragmentação externa</text:p>
                <text:list>
                  <text:list-item>
                    <text:p>Pequenos espaços livres entre process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4" draw:layer="layout" svg:width="24.5cm" svg:height="2cm" svg:x="1cm" svg:y="0.5cm" presentation:class="title" presentation:user-transformed="true">
          <draw:text-box>
            <text:p>Partições Variáveis</text:p>
          </draw:text-box>
        </draw:frame>
        <draw:frame presentation:style-name="pr6" draw:layer="layout" svg:width="26cm" svg:height="16.5cm" svg:x="1cm" svg:y="4cm" presentation:class="outline" presentation:user-transformed="true">
          <draw:text-box>
            <text:list text:style-name="L1">
              <text:list-item>
                <text:p>Vantagens</text:p>
                <text:list>
                  <text:list-item>
                    <text:p>Flexibilidade (não preso a número fixo de partições)</text:p>
                  </text:list-item>
                  <text:list-item>
                    <text:p>Melhor utilização da memória</text:p>
                  </text:list-item>
                </text:list>
              </text:list-item>
              <text:list-item>
                <text:p>Desvantagens</text:p>
                <text:list>
                  <text:list-item>
                    <text:p>Impacta o gerenciamento das trocas de processos</text:p>
                  </text:list-item>
                  <text:list-item>
                    <text:p>Impacta alocação e liberação de memória</text:p>
                  </text:list-item>
                </text:list>
              </text:list-item>
              <text:list-item>
                <text:p>A compactação de memória pode resolver fragmentação externa</text:p>
                <text:list>
                  <text:list-item>
                    <text:p><text:s text:c="3"/>Agrupa espaços vazios</text:p>
                  </text:list-item>
                  <text:list-item>
                    <text:p text:style-name="P10"><text:s text:c="2"/>É muito cara e consome tempo de processament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4" draw:layer="layout" svg:width="24.5cm" svg:height="2.635cm" svg:x="1cm" svg:y="0.183cm" presentation:class="title" presentation:user-transformed="true">
          <draw:text-box>
            <text:p>Gerenciamento de Memória com Alocação Dinâmica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Necessário quando processos consomem mais memória dinamicamente</text:p>
              </text:list-item>
              <text:list-item>
                <text:p>Dois métodos principais</text:p>
                <text:list>
                  <text:list-item>
                    <text:p>Mapa de Bits</text:p>
                  </text:list-item>
                  <text:list-item>
                    <text:p>Listas Encadeada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4" draw:layer="layout" svg:width="24.5cm" svg:height="2cm" svg:x="1cm" svg:y="0.5cm" presentation:class="title" presentation:user-transformed="true">
          <draw:text-box>
            <text:p>Gerenciamento com Mapa de Bits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Memória dividida em unidades de alocação</text:p>
              </text:list-item>
              <text:list-item>
                <text:p>Cada unidade tem um bit associado no mapa</text:p>
                <text:list>
                  <text:list-item>
                    <text:p>Bit 1: unidade ocupada</text:p>
                  </text:list-item>
                  <text:list-item>
                    <text:p>Bit 0: unidade livre</text:p>
                  </text:list-item>
                </text:list>
              </text:list-item>
              <text:list-item>
                <text:p>Vantagem: simplicidade do gerenciamento</text:p>
              </text:list-item>
              <text:list-item>
                <text:p>Desvantagem: lento para procurar sequências consecutivas de unidades livres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4" draw:layer="layout" svg:width="24.5cm" svg:height="2cm" svg:x="1cm" svg:y="0.5cm" presentation:class="title" presentation:user-transformed="true">
          <draw:text-box>
            <text:p>Gerenciamento com Listas Encadeadas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Mantém uma lista encadeada de segmentos alocados e livres</text:p>
              </text:list-item>
              <text:list-item>
                <text:p>Cada elemento descreve um segmento</text:p>
                <text:list>
                  <text:list-item>
                    <text:p>Indica se é livre (H) ou alocado (P)</text:p>
                  </text:list-item>
                  <text:list-item>
                    <text:p>Endereço de início e tamanho</text:p>
                  </text:list-item>
                  <text:list-item>
                    <text:p>Ponteiro para o próximo elemento</text:p>
                  </text:list-item>
                </text:list>
              </text:list-item>
              <text:list-item>
                <text:p>Vantagem: lista ordenada por endereço facilita atualização rápida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4" draw:layer="layout" svg:width="24.5cm" svg:height="2cm" svg:x="1cm" svg:y="0.5cm" presentation:class="title" presentation:placeholder="true">
          <draw:text-box/>
        </draw:frame>
        <draw:frame presentation:style-name="pr1" draw:layer="layout" svg:width="26cm" svg:height="16.5cm" svg:x="1cm" svg:y="4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1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none" draw:stroke-dash="Double_20_Dash" svg:stroke-width="0cm" svg:stroke-color="#007ffe" draw:marker-start-width="0.2cm" draw:marker-start-center="false" draw:marker-end-width="0.2cm" draw:marker-end-center="false" draw:fill="none" draw:fill-color="#ffcfe7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666666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draw:stroke-dash="Double_20_Dash" svg:stroke-color="#bababa" draw:marker-end-width="0.3cm" draw:fill="none"/>
      <style:text-properties fo:color="#bababa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DejaVu Sans" fo:font-family="'DejaVu Sans'" style:font-style-name="Book" style:font-family-generic="swiss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DejaVu Sans" fo:font-family="'DejaVu Sans'" style:font-style-name="Book" style:font-family-generic="swiss" style:font-pitch="variable" fo:font-size="20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color="#0062c4" draw:fill="none" draw:fill-color="#729fcf" draw:textarea-horizontal-align="justify" draw:shadow="hidden" draw:shadow-offset-x="0.2cm" draw:shadow-offset-y="0.2cm" draw:shadow-color="#808080">
        <text:list-style style:name="Default-backgroundobjects">
          <text:list-level-style-bullet text:level="1" text:bullet-char="●">
            <style:list-level-properties text:min-label-width="0.55cm"/>
            <style:text-properties fo:font-family="OpenSymbol" style:font-style-name="Regular" fo:color="#003b76" fo:font-size="45%"/>
          </text:list-level-style-bullet>
          <text:list-level-style-bullet text:level="2" text:bullet-char="●">
            <style:list-level-properties text:space-before="0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3" text:bullet-char="●">
            <style:list-level-properties text:space-before="1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4" text:bullet-char="●">
            <style:list-level-properties text:space-before="1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5" text:bullet-char="●">
            <style:list-level-properties text:space-before="2.4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6" text:bullet-char="●">
            <style:list-level-properties text:space-before="3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7" text:bullet-char="●">
            <style:list-level-properties text:space-before="3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8" text:bullet-char="●">
            <style:list-level-properties text:space-before="4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55cm"/>
            <style:text-properties fo:font-family="OpenSymbol" style:font-style-name="Regular" style:use-window-font-color="true" fo:font-size="45%"/>
          </text:list-level-style-bullet>
        </text:list-style>
      </style:graphic-properties>
      <style:text-properties style:font-name="DejaVu Sans" fo:font-family="'DejaVu Sans'" style:font-style-name="Book" style:font-family-generic="swiss" style:font-pitch="variable" fo:font-size="20pt" style:letter-kerning="true" fo:hyphenate="fals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min-label-width="0.8cm"/>
            <style:text-properties fo:font-family="OpenSymbol" style:font-style-name="Regular" style:use-window-font-color="true" fo:font-size="45%"/>
          </text:list-level-style-bullet>
          <text:list-level-style-bullet text:level="2" text:bullet-char="●">
            <style:list-level-properties text:space-before="0.6cm" text:min-label-width="0.8cm"/>
            <style:text-properties fo:font-family="OpenSymbol" style:font-style-name="Regular" fo:color="#0062c4" fo:font-size="45%"/>
          </text:list-level-style-bullet>
          <text:list-level-style-bullet text:level="3" text:bullet-char="●">
            <style:list-level-properties text:space-before="1.2cm" text:min-label-width="0.8cm"/>
            <style:text-properties fo:font-family="OpenSymbol" style:font-style-name="Regular" fo:color="#008400" fo:font-size="45%"/>
          </text:list-level-style-bullet>
          <text:list-level-style-bullet text:level="4" text:bullet-char="●">
            <style:list-level-properties text:space-before="1.8cm" text:min-label-width="0.8cm"/>
            <style:text-properties fo:font-family="OpenSymbol" style:font-style-name="Regular" fo:color="#9c009c" fo:font-size="45%"/>
          </text:list-level-style-bullet>
          <text:list-level-style-bullet text:level="5" text:bullet-char="●">
            <style:list-level-properties text:space-before="2.4cm" text:min-label-width="0.8cm"/>
            <style:text-properties fo:font-family="OpenSymbol" style:font-style-name="Regular" fo:color="#9e4f00" fo:font-size="45%"/>
          </text:list-level-style-bullet>
          <text:list-level-style-bullet text:level="6" text:bullet-char="●">
            <style:list-level-properties text:space-before="3cm" text:min-label-width="0.8cm"/>
            <style:text-properties fo:font-family="OpenSymbol" style:font-style-name="Regular" fo:color="#00b4b4" fo:font-size="45%"/>
          </text:list-level-style-bullet>
          <text:list-level-style-bullet text:level="7" text:bullet-char="●">
            <style:list-level-properties text:space-before="3.6cm" text:min-label-width="0.8cm"/>
            <style:text-properties fo:font-family="OpenSymbol" style:font-style-name="Regular" fo:color="#b00000" fo:font-size="45%"/>
          </text:list-level-style-bullet>
          <text:list-level-style-bullet text:level="8" text:bullet-char="●">
            <style:list-level-properties text:space-before="4.2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8cm"/>
            <style:text-properties fo:font-family="OpenSymbol" style:font-style-name="Regular" style:use-window-font-color="true" fo:font-size="45%"/>
          </text:list-level-style-bullet>
        </text:list-style>
      </style:graphic-properties>
      <style:paragraph-properties fo:margin-left="0cm" fo:margin-right="0cm" fo:margin-top="1cm" fo:margin-bottom="0cm" fo:line-height="115%" fo:text-indent="0cm" loext:tab-stop-distance="0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Noto Sans Devanagari" style:font-family-complex="'Noto Sans Devanagar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-outline2" style:family="presentation" style:parent-style-name="Default-outline1">
      <style:paragraph-properties fo:margin-left="0cm" fo:margin-right="0cm" fo:margin-top="0.3cm" fo:margin-bottom="0cm" fo:line-height="115%" fo:text-indent="0cm"/>
      <style:text-properties fo:color="#0062c4" loext:opacity="100%" fo:font-size="20pt" style:font-size-asian="20pt" style:font-size-complex="20pt" fo:hyphenate="false" loext:hyphenation-no-caps="false"/>
    </style:style>
    <style:style style:name="Default-outline3" style:family="presentation" style:parent-style-name="Default-outline2">
      <style:paragraph-properties fo:margin-left="0cm" fo:margin-right="0cm" fo:margin-top="0.2cm" fo:margin-bottom="0cm" fo:line-height="115%" fo:text-indent="0cm"/>
      <style:text-properties fo:color="#008400" loext:opacity="100%" fo:font-size="18pt" style:font-size-asian="18pt" style:font-size-complex="18pt" fo:hyphenate="false" loext:hyphenation-no-caps="false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15%" fo:text-indent="0cm"/>
      <style:text-properties fo:color="#9c009c" loext:opacity="100%" fo:font-size="18pt" style:font-size-asian="18pt" style:font-size-complex="18pt" fo:hyphenate="false" loext:hyphenation-no-caps="false"/>
    </style:style>
    <style:style style:name="Default-outline5" style:family="presentation" style:parent-style-name="Default-outline4">
      <style:paragraph-properties fo:margin-left="0cm" fo:margin-right="0cm" fo:margin-top="0.2cm" fo:margin-bottom="0cm" fo:line-height="115%" fo:text-indent="0cm"/>
      <style:text-properties fo:color="#9e4f00" loext:opacity="100%" fo:font-size="18pt" style:font-size-asian="18pt" style:font-size-complex="18pt" fo:hyphenate="false" loext:hyphenation-no-caps="false"/>
    </style:style>
    <style:style style:name="Default-outline6" style:family="presentation" style:parent-style-name="Default-outline5">
      <style:paragraph-properties fo:margin-left="0cm" fo:margin-right="0cm" fo:margin-top="0.2cm" fo:margin-bottom="0cm" fo:line-height="115%" fo:text-indent="0cm"/>
      <style:text-properties fo:color="#00b4b4" loext:opacity="100%" fo:font-size="18pt" style:font-size-asian="18pt" style:font-size-complex="18pt" fo:hyphenate="false"/>
    </style:style>
    <style:style style:name="Default-outline7" style:family="presentation" style:parent-style-name="Default-outline6">
      <style:paragraph-properties fo:margin-left="0cm" fo:margin-right="0cm" fo:margin-top="0.2cm" fo:margin-bottom="0cm" fo:line-height="115%" fo:text-indent="0cm"/>
      <style:text-properties fo:color="#b00000" loext:opacity="100%" fo:font-size="18pt" style:font-size-asian="18pt" style:font-size-complex="18pt" fo:hyphenate="false"/>
    </style:style>
    <style:style style:name="Default-outline8" style:family="presentation" style:parent-style-name="Default-outline7">
      <style:paragraph-properties fo:margin-left="0cm" fo:margin-right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4f9e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Mpr1" style:family="presentation" style:parent-style-name="Default-title">
      <style:graphic-properties draw:auto-grow-height="false" fo:min-height="3.507cm" loext:decorative="false"/>
      <style:paragraph-properties style:writing-mode="lr-tb"/>
    </style:style>
    <style:style style:name="Mpr2" style:family="presentation" style:parent-style-name="Default-outline1" style:list-style-name="ML3">
      <style:graphic-properties fo:min-height="9.13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fo:hyphenate="false"/>
    </style:style>
    <style:style style:name="MP6" style:family="paragraph">
      <style:paragraph-properties fo:text-align="end" style:writing-mode="lr-tb"/>
      <style:text-properties style:use-window-font-color="true" loext:opacity="0%" fo:font-size="22pt" style:font-size-asian="14pt" style:font-size-complex="14pt"/>
    </style:style>
    <style:style style:name="MP7" style:family="paragraph">
      <loext:graphic-properties draw:fill="none" draw:fill-color="#ffffff"/>
      <style:paragraph-properties fo:text-align="end"/>
      <style:text-properties style:use-window-font-color="true" loext:opacity="0%" fo:font-size="22pt" style:font-size-asian="14pt" style:font-size-complex="14pt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20pt" style:font-size-asian="20pt" style:font-size-complex="20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55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55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55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55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55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55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55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55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55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55cm"/>
        <style:text-properties fo:font-family="OpenSymbol" style:font-style-name="Regular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layer="backgroundobjects" svg:width="24.5cm" svg:height="2cm" svg:x="1cm" svg:y="0.5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6cm" svg:height="16.5cm" svg:x="1cm" svg:y="4cm" presentation:class="outline">
        <draw:text-box>
          <text:list text:style-name="ML2">
            <text:list-item>
              <text:p text:style-name="MP5">Click to edit the outline text format</text:p>
              <text:list>
                <text:list-item>
                  <text:p text:style-name="MP5">Second Outline Level</text:p>
                  <text:list>
                    <text:list-item>
                      <text:p text:style-name="MP5">Third Outline Level</text:p>
                      <text:list>
                        <text:list-item>
                          <text:p text:style-name="MP5">Fourth Outline Level</text:p>
                          <text:list>
                            <text:list-item>
                              <text:p text:style-name="MP5">Fifth Outline Level</text:p>
                              <text:list>
                                <text:list-item>
                                  <text:p text:style-name="MP5">Sixth Outline Level</text:p>
                                  <text:list>
                                    <text:list-item>
                                      <text:p text:style-name="MP5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8cm" svg:height="1.5cm" svg:x="19.2cm" svg:y="0.6cm" presentation:class="page-number">
        <draw:text-box>
          <text:p text:style-name="MP6"><text:span text:style-name="MT2"><text:page-number>&lt;number&gt;</text:page-number></text:span><text:span text:style-name="MT2">/</text:span><text:span text:style-name="MT2"><text:page-count>16</text:page-count></text:span></text:p>
        </draw:text-box>
      </draw:frame>
      <draw:frame draw:style-name="Mgr3" draw:text-style-name="MP8" draw:layer="backgroundobjects" svg:width="0.2cm" svg:height="0.576cm" svg:x="13.098cm" svg:y="10.124cm">
        <draw:object xlink:href="./Object 1" xlink:type="simple" xlink:show="embed" xlink:actuate="onLoad">
          <loext:p/>
        </draw:object>
        <draw:image xlink:href="./ObjectReplacements/Object 1" xlink:type="simple" xlink:show="embed" xlink:actuate="onLoad"/>
      </draw:frame>
      <draw:frame draw:style-name="Mgr3" draw:text-style-name="MP8" draw:layer="backgroundobjects" svg:width="0.2cm" svg:height="0.495cm" svg:x="13.042cm" svg:y="10.014cm">
        <draw:object xlink:href="./Object 3" xlink:type="simple" xlink:show="embed" xlink:actuate="onLoad">
          <loext:p/>
        </draw:object>
        <draw:image xlink:href="./ObjectReplacements/Object 3" xlink:type="simple" xlink:show="embed" xlink:actuate="onLoad"/>
      </draw:frame>
      <draw:frame draw:style-name="Mgr3" draw:text-style-name="MP8" draw:layer="backgroundobjects" svg:width="0.2cm" svg:height="0.902cm" svg:x="13.405cm" svg:y="9.887cm">
        <draw:object xlink:href="./Object 7" xlink:type="simple" xlink:show="embed" xlink:actuate="onLoad">
          <loext:p/>
        </draw:object>
        <draw:image xlink:href="./ObjectReplacements/Object 7" xlink:type="simple" xlink:show="embed" xlink:actuate="onLoad"/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7-13T08:02:54.620107731</meta:creation-date>
    <dc:date>2025-05-03T20:39:14.916611640</dc:date>
    <meta:editing-duration>P2DT5H18M45S</meta:editing-duration>
    <meta:editing-cycles>295</meta:editing-cycles>
    <meta:generator>LibreOffice/25.2.2.2$Linux_X86_64 LibreOffice_project/520$Build-2</meta:generator>
    <meta:document-statistic meta:object-count="90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/>
</file>

<file path=Object 4/content.xml><?xml version="1.0" encoding="utf-8"?>
<math xmlns="http://www.w3.org/1998/Math/MathML" display="block"/>
</file>

<file path=Object 5/content.xml><?xml version="1.0" encoding="utf-8"?>
<math xmlns="http://www.w3.org/1998/Math/MathML" display="block"/>
</file>

<file path=Object 6/content.xml><?xml version="1.0" encoding="utf-8"?>
<math xmlns="http://www.w3.org/1998/Math/MathML" display="block"/>
</file>

<file path=Object 7/content.xml><?xml version="1.0" encoding="utf-8"?>
<math xmlns="http://www.w3.org/1998/Math/MathML" display="block"/>
</file>